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4f4" officeooo:paragraph-rsid="000f54f4"/>
    </style:style>
    <style:style style:name="P2" style:family="paragraph" style:parent-style-name="Standard">
      <style:text-properties officeooo:rsid="00100dc4" officeooo:paragraph-rsid="00100dc4"/>
    </style:style>
    <style:style style:name="P3" style:family="paragraph" style:parent-style-name="Standard">
      <style:text-properties fo:color="#2a6099" officeooo:rsid="00132ced" officeooo:paragraph-rsid="00132ced"/>
    </style:style>
    <style:style style:name="P4" style:family="paragraph" style:parent-style-name="Standard">
      <style:text-properties fo:color="#2a6099" officeooo:rsid="00141f2e" officeooo:paragraph-rsid="00141f2e"/>
    </style:style>
    <style:style style:name="P5" style:family="paragraph" style:parent-style-name="Standard">
      <style:text-properties fo:color="#000000" officeooo:rsid="001677be" officeooo:paragraph-rsid="001677be"/>
    </style:style>
    <style:style style:name="P6" style:family="paragraph" style:parent-style-name="Standard">
      <style:text-properties fo:color="#000000" officeooo:rsid="0017e695" officeooo:paragraph-rsid="0017e695"/>
    </style:style>
    <style:style style:name="T1" style:family="text">
      <style:text-properties officeooo:rsid="00114f5e"/>
    </style:style>
    <style:style style:name="T2" style:family="text">
      <style:text-properties officeooo:rsid="00127aab"/>
    </style:style>
    <style:style style:name="T3" style:family="text">
      <style:text-properties officeooo:rsid="00132ced"/>
    </style:style>
    <style:style style:name="T4" style:family="text">
      <style:text-properties fo:color="#729fcf"/>
    </style:style>
    <style:style style:name="T5" style:family="text">
      <style:text-properties fo:color="#81d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ro método do array:</text:p>
      <text:p text:style-name="P1"/>
      <text:p text:style-name="P1">.slice ----- esse método <text:span text:style-name="T1">FATIA os elementos, só devo informar em qual índice inicia e em qual termina,lembrando que no array começa no 0</text:span></text:p>
      <text:p text:style-name="P1"/>
      <text:p text:style-name="P1"/>
      <text:p text:style-name="P1">outro detalhe interessante é que o método .lenght pode ser dividido ou seja, ele pega a quantidade de elementos total, maas se eu dividir por 2, ele me só me retorna metade dos elementos.</text:p>
      <text:p text:style-name="P1"/>
      <text:p text:style-name="P1"/>
      <text:p text:style-name="P2">.splice ------ esse método retira um elemento de qualquer lugar do array, diferente do pop, que só retira do ultimo lugar, e o splice alem de retirar de qualquer lugar, ele adiciona em qualquer lugar tambem</text:p>
      <text:p text:style-name="P2"/>
      <text:p text:style-name="P2"/>
      <text:p text:style-name="P2"/>
      <text:p text:style-name="P2"/>
      <text:p text:style-name="P2">.<text:span text:style-name="T2">concat ---------- realiza a concatenção entre duas arrays. </text:span><text:span text:style-name="T3">EX:</text:span></text:p>
      <text:p text:style-name="P2"/>
      <text:p text:style-name="P2"/>
      <text:p text:style-name="P3">const <text:span text:style-name="T4">salaDePython = </text:span><text:span text:style-name="T5">[“Melissa”, “Joao”, “Pedro”]</text:span></text:p>
      <text:p text:style-name="P3"><text:span text:style-name="T5"/></text:p>
      <text:p text:style-name="P3">const <text:span text:style-name="T4">salaDeJava = </text:span><text:span text:style-name="T5">[“Yago”, Isidra”, “Hudson”}</text:span></text:p>
      <text:p text:style-name="P3"><text:span text:style-name="T5"/></text:p>
      <text:p text:style-name="P3">const <text:span text:style-name="T4">uniaoDeSalas = </text:span>salaDePython.concat(salaDeJava)</text:p>
      <text:p text:style-name="P3"/>
      <text:p text:style-name="P3"/>
      <text:p text:style-name="P3"/>
      <text:p text:style-name="P3"/>
      <text:p text:style-name="P3"/>
      <text:p text:style-name="P4">LISTA COM DUAS DIMENSÕES: BASICAMENTE É UMA LISTA QUE TEM DENTRO DELA OUTRAS LISTAS S2</text:p>
      <text:p text:style-name="P4"/>
      <text:p text:style-name="P5">Método .include -------- verifica se o que eu to procurando da dentro dela</text:p>
      <text:p text:style-name="P5"/>
      <text:p text:style-name="P5"/>
      <text:p text:style-name="P6">metodo indexOf -------- traz o numero do indice de algum elemento de algum array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04:51.530948852</meta:creation-date>
    <dc:date>2022-07-22T16:13:28.390619630</dc:date>
    <meta:editing-duration>PT1H38M1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65" meta:character-count="1001" meta:non-whitespace-character-count="847"/>
  </office:meta>
</office:document-meta>
</file>